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2beb" officeooo:paragraph-rsid="001a2be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2beb" officeooo:paragraph-rsid="001a2be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2beb" officeooo:paragraph-rsid="001a2be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1a2beb" officeooo:paragraph-rsid="001a2beb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1c2185" officeooo:paragraph-rsid="001c2185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1a2beb" officeooo:paragraph-rsid="001a2be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1c2185" officeooo:paragraph-rsid="001c2185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a2beb" officeooo:paragraph-rsid="001a2be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c2185" officeooo:paragraph-rsid="001c2185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>
      <style:paragraph-properties fo:text-align="start" style:justify-single-word="false"/>
      <style:text-properties fo:font-weight="normal" officeooo:rsid="001a2beb" officeooo:paragraph-rsid="001a2beb" style:font-weight-asian="normal" style:font-weight-complex="normal"/>
    </style:style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 style:list-style-name="L24"/>
    <style:style style:name="P36" style:family="paragraph" style:parent-style-name="Text_20_body" style:list-style-name="L25"/>
    <style:style style:name="P37" style:family="paragraph" style:parent-style-name="Text_20_body" style:list-style-name="L26"/>
    <style:style style:name="P38" style:family="paragraph" style:parent-style-name="Text_20_body" style:list-style-name="L27"/>
    <style:style style:name="P39" style:family="paragraph" style:parent-style-name="Text_20_body" style:list-style-name="L28"/>
    <style:style style:name="P40" style:family="paragraph" style:parent-style-name="Text_20_body" style:list-style-name="L29"/>
    <style:style style:name="P41" style:family="paragraph" style:parent-style-name="Text_20_body" style:list-style-name="L30"/>
    <style:style style:name="P42" style:family="paragraph" style:parent-style-name="Text_20_body" style:list-style-name="L31"/>
    <style:style style:name="P43" style:family="paragraph" style:parent-style-name="Text_20_body" style:list-style-name="L32"/>
    <style:style style:name="P44" style:family="paragraph" style:parent-style-name="Text_20_body" style:list-style-name="L33"/>
    <style:style style:name="P45" style:family="paragraph" style:parent-style-name="Text_20_body" style:list-style-name="L34"/>
    <style:style style:name="P46" style:family="paragraph" style:parent-style-name="Text_20_body" style:list-style-name="L35"/>
    <style:style style:name="P47" style:family="paragraph" style:parent-style-name="Text_20_body" style:list-style-name="L36"/>
    <style:style style:name="P48" style:family="paragraph" style:parent-style-name="Text_20_body" style:list-style-name="L37"/>
    <style:style style:name="P49" style:family="paragraph" style:parent-style-name="Text_20_body">
      <style:paragraph-properties fo:text-align="start" style:justify-single-word="false"/>
      <style:text-properties fo:font-weight="bold" officeooo:rsid="001a2beb" officeooo:paragraph-rsid="001a2beb" style:font-weight-asian="bold" style:font-weight-complex="bold"/>
    </style:style>
    <style:style style:name="P50" style:family="paragraph" style:parent-style-name="Text_20_body" style:list-style-name="L38"/>
    <style:style style:name="P51" style:family="paragraph" style:parent-style-name="Text_20_body" style:list-style-name="L39"/>
    <style:style style:name="P52" style:family="paragraph" style:parent-style-name="Text_20_body" style:list-style-name="L40"/>
    <style:style style:name="P53" style:family="paragraph" style:parent-style-name="Text_20_body" style:list-style-name="L41"/>
    <style:style style:name="P54" style:family="paragraph" style:parent-style-name="Text_20_body" style:list-style-name="L42"/>
    <style:style style:name="P55" style:family="paragraph" style:parent-style-name="Text_20_body" style:list-style-name="L43"/>
    <style:style style:name="P56" style:family="paragraph" style:parent-style-name="Text_20_body" style:list-style-name="L44"/>
    <style:style style:name="P57" style:family="paragraph" style:parent-style-name="Text_20_body" style:list-style-name="L45"/>
    <style:style style:name="P58" style:family="paragraph" style:parent-style-name="Text_20_body" style:list-style-name="L46"/>
    <style:style style:name="P59" style:family="paragraph" style:parent-style-name="Text_20_body" style:list-style-name="L47"/>
    <style:style style:name="P60" style:family="paragraph" style:parent-style-name="Text_20_body" style:list-style-name="L48"/>
    <style:style style:name="P61" style:family="paragraph" style:parent-style-name="Text_20_body" style:list-style-name="L49"/>
    <style:style style:name="P62" style:family="paragraph" style:parent-style-name="Text_20_body" style:list-style-name="L50"/>
    <style:style style:name="P63" style:family="paragraph" style:parent-style-name="Text_20_body" style:list-style-name="L51"/>
    <style:style style:name="P64" style:family="paragraph" style:parent-style-name="Text_20_body" style:list-style-name="L52"/>
    <style:style style:name="P65" style:family="paragraph" style:parent-style-name="Text_20_body" style:list-style-name="L53"/>
    <style:style style:name="P66" style:family="paragraph" style:parent-style-name="Text_20_body" style:list-style-name="L54"/>
    <style:style style:name="P67" style:family="paragraph" style:parent-style-name="Text_20_body" style:list-style-name="L55"/>
    <style:style style:name="P68" style:family="paragraph" style:parent-style-name="Text_20_body" style:list-style-name="L56"/>
    <style:style style:name="P69" style:family="paragraph" style:parent-style-name="Text_20_body" style:list-style-name="L57"/>
    <style:style style:name="P70" style:family="paragraph" style:parent-style-name="Text_20_body" style:list-style-name="L58"/>
    <style:style style:name="P71" style:family="paragraph" style:parent-style-name="Text_20_body" style:list-style-name="L59"/>
    <style:style style:name="P72" style:family="paragraph" style:parent-style-name="Text_20_body" style:list-style-name="L60"/>
    <style:style style:name="P73" style:family="paragraph" style:parent-style-name="Text_20_body" style:list-style-name="L61"/>
    <style:style style:name="P74" style:family="paragraph" style:parent-style-name="Text_20_body" style:list-style-name="L62"/>
    <style:style style:name="P75" style:family="paragraph" style:parent-style-name="Text_20_body" style:list-style-name="L63"/>
    <style:style style:name="P76" style:family="paragraph" style:parent-style-name="Text_20_body" style:list-style-name="L64"/>
    <style:style style:name="P77" style:family="paragraph" style:parent-style-name="Text_20_body" style:list-style-name="L65"/>
    <style:style style:name="P78" style:family="paragraph" style:parent-style-name="Text_20_body" style:list-style-name="L66"/>
    <style:style style:name="P79" style:family="paragraph" style:parent-style-name="Text_20_body" style:list-style-name="L67"/>
    <style:style style:name="P80" style:family="paragraph" style:parent-style-name="Text_20_body" style:list-style-name="L68"/>
    <style:style style:name="P81" style:family="paragraph" style:parent-style-name="Text_20_body" style:list-style-name="L69"/>
    <style:style style:name="P82" style:family="paragraph" style:parent-style-name="Text_20_body" style:list-style-name="L70"/>
    <style:style style:name="P83" style:family="paragraph" style:parent-style-name="Text_20_body" style:list-style-name="L71"/>
    <style:style style:name="P84" style:family="paragraph" style:parent-style-name="Text_20_body" style:list-style-name="L72"/>
    <style:style style:name="P85" style:family="paragraph" style:parent-style-name="Text_20_body" style:list-style-name="L73"/>
    <style:style style:name="P86" style:family="paragraph" style:parent-style-name="Text_20_body" style:list-style-name="L74"/>
    <style:style style:name="P87" style:family="paragraph" style:parent-style-name="Text_20_body" style:list-style-name="L75"/>
    <style:style style:name="P88" style:family="paragraph" style:parent-style-name="Text_20_body" style:list-style-name="L76"/>
    <style:style style:name="P89" style:family="paragraph" style:parent-style-name="Text_20_body" style:list-style-name="L77"/>
    <style:style style:name="P90" style:family="paragraph" style:parent-style-name="Text_20_body" style:list-style-name="L78"/>
    <style:style style:name="P91" style:family="paragraph" style:parent-style-name="Text_20_body" style:list-style-name="L79"/>
    <style:style style:name="P92" style:family="paragraph" style:parent-style-name="Text_20_body" style:list-style-name="L80"/>
    <style:style style:name="P93" style:family="paragraph" style:parent-style-name="Text_20_body">
      <style:paragraph-properties fo:text-align="start" style:justify-single-word="false"/>
      <style:text-properties fo:font-style="normal" fo:font-weight="normal" officeooo:rsid="001a2beb" officeooo:paragraph-rsid="001a2beb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fo:font-style="normal" fo:font-weight="normal" officeooo:rsid="001c2185" officeooo:paragraph-rsid="001c2185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style="normal" fo:font-weight="bold" officeooo:rsid="001c2185" officeooo:paragraph-rsid="001c2185" style:font-style-asian="normal" style:font-weight-asian="bold" style:font-style-complex="normal" style:font-weight-complex="bold"/>
    </style:style>
    <style:style style:name="P96" style:family="paragraph" style:parent-style-name="Text_20_body" style:list-style-name="L81"/>
    <style:style style:name="P97" style:family="paragraph" style:parent-style-name="Text_20_body" style:list-style-name="L82"/>
    <style:style style:name="P98" style:family="paragraph" style:parent-style-name="Text_20_body" style:list-style-name="L83"/>
    <style:style style:name="P99" style:family="paragraph" style:parent-style-name="Text_20_body" style:list-style-name="L84"/>
    <style:style style:name="P100" style:family="paragraph" style:parent-style-name="Text_20_body" style:list-style-name="L85"/>
    <style:style style:name="P101" style:family="paragraph" style:parent-style-name="Text_20_body" style:list-style-name="L86"/>
    <style:style style:name="P102" style:family="paragraph" style:parent-style-name="Text_20_body" style:list-style-name="L87"/>
    <style:style style:name="P103" style:family="paragraph" style:parent-style-name="Text_20_body" style:list-style-name="L88"/>
    <style:style style:name="P104" style:family="paragraph" style:parent-style-name="Text_20_body" style:list-style-name="L89"/>
    <style:style style:name="P105" style:family="paragraph" style:parent-style-name="Text_20_body" style:list-style-name="L90"/>
    <style:style style:name="P106" style:family="paragraph" style:parent-style-name="Text_20_body" style:list-style-name="L91"/>
    <style:style style:name="P107" style:family="paragraph" style:parent-style-name="Text_20_body" style:list-style-name="L92"/>
    <style:style style:name="P108" style:family="paragraph" style:parent-style-name="Text_20_body" style:list-style-name="L93"/>
    <style:style style:name="P109" style:family="paragraph" style:parent-style-name="Text_20_body" style:list-style-name="L94"/>
    <style:style style:name="P110" style:family="paragraph" style:parent-style-name="Text_20_body" style:list-style-name="L95"/>
    <style:style style:name="P111" style:family="paragraph" style:parent-style-name="Text_20_body" style:list-style-name="L96"/>
    <style:style style:name="P112" style:family="paragraph" style:parent-style-name="Text_20_body" style:list-style-name="L97"/>
    <style:style style:name="P113" style:family="paragraph" style:parent-style-name="Text_20_body" style:list-style-name="L98"/>
    <style:style style:name="P114" style:family="paragraph" style:parent-style-name="Text_20_body" style:list-style-name="L99"/>
    <style:style style:name="P115" style:family="paragraph" style:parent-style-name="Text_20_body" style:list-style-name="L100"/>
    <style:style style:name="P116" style:family="paragraph" style:parent-style-name="Text_20_body" style:list-style-name="L101"/>
    <style:style style:name="P117" style:family="paragraph" style:parent-style-name="Text_20_body" style:list-style-name="L102"/>
    <style:style style:name="P118" style:family="paragraph" style:parent-style-name="Text_20_body" style:list-style-name="L103"/>
    <style:style style:name="P119" style:family="paragraph" style:parent-style-name="Text_20_body" style:list-style-name="L104"/>
    <style:style style:name="P120" style:family="paragraph" style:parent-style-name="Text_20_body" style:list-style-name="L105"/>
    <style:style style:name="P121" style:family="paragraph" style:parent-style-name="Text_20_body" style:list-style-name="L106"/>
    <style:style style:name="P122" style:family="paragraph" style:parent-style-name="Text_20_body" style:list-style-name="L10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-------------------- STRESS SCENARIOS ---------------------</text:p>
      <text:p text:style-name="P4"/>
      <text:p text:style-name="P32">sawa. hapa hatuzungumzii “testing” ya kawaida ya code, tunazungumzia <text:span text:style-name="Strong_20_Emphasis">ku-stress test mantiki ya system dhidi ya dunia halisi</text:span>. hii ndiyo sehemu ambayo system nzuri hutofautiana na system inayovunjika siku ya mtihani.</text:p>
      <text:p text:style-name="Text_20_body">nitakuelezea kwa lugha ya mhandisi, sio ya theory.</text:p>
      <text:p text:style-name="Horizontal_20_Line"/>
      <text:h text:style-name="Heading_20_2" text:outline-level="2">1. stress test ni nini kwa system hii</text:h>
      <text:p text:style-name="Text_20_body">stress test hapa si:</text:p>
      <text:list text:style-name="L1">
        <text:list-item>
          <text:p text:style-name="P11">kuongeza users tu</text:p>
        </text:list-item>
        <text:list-item>
          <text:p text:style-name="P11">au kujaribu server crash</text:p>
        </text:list-item>
      </text:list>
      <text:p text:style-name="Text_20_body">stress test yetu ni:</text:p>
      <text:p text:style-name="Quotations"><text:span text:style-name="Strong_20_Emphasis">kuipiga system kwa hali mbaya kabisa ya KIUT, tuone kama mantiki inabaki imara</text:span></text:p>
      <text:p text:style-name="Text_20_body">kama mantiki inasimama, code itafuata.</text:p>
      <text:p text:style-name="Horizontal_20_Line"/>
      <text:h text:style-name="Heading_20_2" text:outline-level="2">2. worst-case scenario (tuitengeneze)</text:h>
      <text:p text:style-name="Text_20_body">fikiria hii siku:</text:p>
      <text:list text:style-name="L2">
        <text:list-item>
          <text:p text:style-name="P12">saa 1 asubuhi, siku ya kwanza ya exam</text:p>
        </text:list-item>
        <text:list-item>
          <text:p text:style-name="P12">wanafunzi 300 bado hawana exam card</text:p>
        </text:list-item>
        <text:list-item>
          <text:p text:style-name="P12">finance ofisi imefunguliwa saa 2</text:p>
        </text:list-item>
        <text:list-item>
          <text:p text:style-name="P12">internet si stable</text:p>
        </text:list-item>
        <text:list-item>
          <text:p text:style-name="P12">baadhi ya receipts hazisomeki vizuri</text:p>
        </text:list-item>
        <text:list-item>
          <text:p text:style-name="P12">wengine wamelipa usiku wa manane</text:p>
        </text:list-item>
      </text:list>
      <text:p text:style-name="Text_20_body">hii ndiyo stress test yetu.</text:p>
      <text:p text:style-name="Horizontal_20_Line"/>
      <text:h text:style-name="Heading_20_2" text:outline-level="2">3. maswali ya msingi tunayojaribu kujibu</text:h>
      <text:p text:style-name="Text_20_body">stress test inauliza maswali haya:</text:p>
      <text:list text:style-name="L3">
        <text:list-item>
          <text:p text:style-name="P13">system ita-collapse?</text:p>
        </text:list-item>
        <text:list-item>
          <text:p text:style-name="P13">finance watakuwa blind?</text:p>
        </text:list-item>
        <text:list-item>
          <text:p text:style-name="P13">student watakuwa kwenye panic?</text:p>
        </text:list-item>
        <text:list-item>
          <text:p text:style-name="P13">data itachanganyika?</text:p>
        </text:list-item>
        <text:list-item>
          <text:p text:style-name="P13"><text:soft-page-break/>maamuzi yatachelewa?</text:p>
        </text:list-item>
      </text:list>
      <text:p text:style-name="Text_20_body">kila jibu likiwa “hapana”, system imefaulu.</text:p>
      <text:p text:style-name="Horizontal_20_Line"/>
      <text:h text:style-name="Heading_20_2" text:outline-level="2">4. stress test #1: burst ya submissions</text:h>
      <text:p text:style-name="Text_20_body"><text:span text:style-name="Strong_20_Emphasis">hali</text:span></text:p>
      <text:list text:style-name="L4">
        <text:list-item>
          <text:p text:style-name="P14">students 200 wana-upload receipts ndani ya dakika 30</text:p>
        </text:list-item>
      </text:list>
      <text:p text:style-name="Text_20_body"><text:span text:style-name="Strong_20_Emphasis">tunachotest</text:span></text:p>
      <text:list text:style-name="L5">
        <text:list-item>
          <text:p text:style-name="P15">je PaymentSubmission inaweza kupokea nyingi?</text:p>
        </text:list-item>
        <text:list-item>
          <text:p text:style-name="P15">je validation inakuwa async (queue)?</text:p>
        </text:list-item>
        <text:list-item>
          <text:p text:style-name="P15">je hakuna receipt inayopotea?</text:p>
        </text:list-item>
      </text:list>
      <text:p text:style-name="Text_20_body"><text:span text:style-name="Strong_20_Emphasis">design yetu inasemaje</text:span></text:p>
      <text:list text:style-name="L6">
        <text:list-item>
          <text:p text:style-name="P16">submission ni lightweight record</text:p>
        </text:list-item>
        <text:list-item>
          <text:p text:style-name="P16">validation inaweza kuwa delayed</text:p>
        </text:list-item>
        <text:list-item>
          <text:p text:style-name="P16">student feedback inasema “submitted, pending review”</text:p>
        </text:list-item>
      </text:list>
      <text:p text:style-name="Text_20_body">hakuna blocking.</text:p>
      <text:p text:style-name="Horizontal_20_Line"/>
      <text:h text:style-name="Heading_20_2" text:outline-level="2">5. stress test #2: unreadable / messy receipts</text:h>
      <text:p text:style-name="Text_20_body"><text:span text:style-name="Strong_20_Emphasis">hali</text:span></text:p>
      <text:list text:style-name="L7">
        <text:list-item>
          <text:p text:style-name="P17">40% ya receipts zina:</text:p>
          <text:list>
            <text:list-item>
              <text:p text:style-name="P17">stamp juu ya amount</text:p>
            </text:list-item>
            <text:list-item>
              <text:p text:style-name="P17">blur</text:p>
            </text:list-item>
            <text:list-item>
              <text:p text:style-name="P17">screenshot mbaya</text:p>
            </text:list-item>
          </text:list>
        </text:list-item>
      </text:list>
      <text:p text:style-name="Text_20_body"><text:span text:style-name="Strong_20_Emphasis">tunachotest</text:span></text:p>
      <text:list text:style-name="L8">
        <text:list-item>
          <text:p text:style-name="P18">je system inafanya guess?</text:p>
        </text:list-item>
        <text:list-item>
          <text:p text:style-name="P18">je inazuia submission?</text:p>
        </text:list-item>
      </text:list>
      <text:p text:style-name="Text_20_body"><text:span text:style-name="Strong_20_Emphasis">design yetu</text:span></text:p>
      <text:list text:style-name="L9">
        <text:list-item>
          <text:p text:style-name="P19">system hai-guess</text:p>
        </text:list-item>
        <text:list-item>
          <text:p text:style-name="P19">inaflag “unreadable”</text:p>
        </text:list-item>
        <text:list-item>
          <text:p text:style-name="P19">student bado anaendelea na process</text:p>
        </text:list-item>
        <text:list-item>
          <text:p text:style-name="P19">finance wanaona mapema</text:p>
        </text:list-item>
      </text:list>
      <text:p text:style-name="Text_20_body">hakuna crash ya logic.</text:p>
      <text:p text:style-name="Horizontal_20_Line"><text:soft-page-break/></text:p>
      <text:h text:style-name="Heading_20_2" text:outline-level="2">6. stress test #3: finance overload</text:h>
      <text:p text:style-name="Text_20_body"><text:span text:style-name="Strong_20_Emphasis">hali</text:span></text:p>
      <text:list text:style-name="L10">
        <text:list-item>
          <text:p text:style-name="P20">finance staff wachache</text:p>
        </text:list-item>
        <text:list-item>
          <text:p text:style-name="P20">foleni ndefu</text:p>
        </text:list-item>
        <text:list-item>
          <text:p text:style-name="P20">muda mdogo</text:p>
        </text:list-item>
      </text:list>
      <text:p text:style-name="Text_20_body"><text:span text:style-name="Strong_20_Emphasis">tunachotest</text:span></text:p>
      <text:list text:style-name="L11">
        <text:list-item>
          <text:p text:style-name="P21">je wanahitaji kuingia receipt moja moja?</text:p>
        </text:list-item>
        <text:list-item>
          <text:p text:style-name="P21">je wanajua waanze na nani?</text:p>
        </text:list-item>
      </text:list>
      <text:p text:style-name="Text_20_body"><text:span text:style-name="Strong_20_Emphasis">design yetu</text:span></text:p>
      <text:list text:style-name="L12">
        <text:list-item>
          <text:p text:style-name="P22">dashboard:</text:p>
          <text:list>
            <text:list-item>
              <text:p text:style-name="P22">clean receipts juu</text:p>
            </text:list-item>
            <text:list-item>
              <text:p text:style-name="P22">flagged chini</text:p>
            </text:list-item>
          </text:list>
        </text:list-item>
        <text:list-item>
          <text:p text:style-name="P22">snapshots tayari zipo</text:p>
        </text:list-item>
        <text:list-item>
          <text:p text:style-name="P22">hakuna data ya kuingiza</text:p>
        </text:list-item>
      </text:list>
      <text:p text:style-name="Text_20_body">wanatumia macho, sio mikono.</text:p>
      <text:p text:style-name="Horizontal_20_Line"/>
      <text:h text:style-name="Heading_20_2" text:outline-level="2">7. stress test #4: system iko chini kidogo</text:h>
      <text:p text:style-name="Text_20_body"><text:span text:style-name="Strong_20_Emphasis">hali</text:span></text:p>
      <text:list text:style-name="L13">
        <text:list-item>
          <text:p text:style-name="P23">system haifunguki kwa saa 1</text:p>
        </text:list-item>
      </text:list>
      <text:p text:style-name="Text_20_body"><text:span text:style-name="Strong_20_Emphasis">tunachotest</text:span></text:p>
      <text:list text:style-name="L14">
        <text:list-item>
          <text:p text:style-name="P24">exam zinasimama?</text:p>
        </text:list-item>
        <text:list-item>
          <text:p text:style-name="P24">finance wanapoteza control?</text:p>
        </text:list-item>
      </text:list>
      <text:p text:style-name="Text_20_body"><text:span text:style-name="Strong_20_Emphasis">design yetu</text:span></text:p>
      <text:list text:style-name="L15">
        <text:list-item>
          <text:p text:style-name="P25">system si gatekeeper</text:p>
        </text:list-item>
        <text:list-item>
          <text:p text:style-name="P25">finance wanaendelea manual</text:p>
        </text:list-item>
        <text:list-item>
          <text:p text:style-name="P25">system ikirudi, history bado ipo</text:p>
        </text:list-item>
      </text:list>
      <text:p text:style-name="Text_20_body">no single point of failure.</text:p>
      <text:p text:style-name="Horizontal_20_Line"/>
      <text:h text:style-name="Heading_20_2" text:outline-level="2"><text:soft-page-break/>8. stress test #5: student anaelewa nini</text:h>
      <text:p text:style-name="Text_20_body"><text:span text:style-name="Strong_20_Emphasis">hali</text:span></text:p>
      <text:list text:style-name="L16">
        <text:list-item>
          <text:p text:style-name="P26">student ana panic</text:p>
        </text:list-item>
      </text:list>
      <text:p text:style-name="Text_20_body"><text:span text:style-name="Strong_20_Emphasis">tunachotest</text:span></text:p>
      <text:list text:style-name="L17">
        <text:list-item>
          <text:p text:style-name="P27">je anaelewa status?</text:p>
        </text:list-item>
        <text:list-item>
          <text:p text:style-name="P27">je anajua afanye nini?</text:p>
        </text:list-item>
      </text:list>
      <text:p text:style-name="Text_20_body"><text:span text:style-name="Strong_20_Emphasis">design yetu</text:span><text:line-break/>student anaona:</text:p>
      <text:list text:style-name="L18">
        <text:list-item>
          <text:p text:style-name="P28">“submitted”</text:p>
        </text:list-item>
        <text:list-item>
          <text:p text:style-name="P28">“reviewed”</text:p>
        </text:list-item>
        <text:list-item>
          <text:p text:style-name="P28">“below minimum”</text:p>
        </text:list-item>
      </text:list>
      <text:p text:style-name="Text_20_body">hakuna lugha ya vitisho.</text:p>
      <text:p text:style-name="Horizontal_20_Line"/>
      <text:h text:style-name="Heading_20_2" text:outline-level="2">9. matokeo ya stress test (ikiwa imefaulu)</text:h>
      <text:p text:style-name="Text_20_body">kama system:</text:p>
      <text:list text:style-name="L19">
        <text:list-item>
          <text:p text:style-name="P29">haizuizi exam</text:p>
        </text:list-item>
        <text:list-item>
          <text:p text:style-name="P29">haidai authority</text:p>
        </text:list-item>
        <text:list-item>
          <text:p text:style-name="P29">inapunguza kazi ya finance</text:p>
        </text:list-item>
        <text:list-item>
          <text:p text:style-name="P29">inatoa clarity kwa student</text:p>
        </text:list-item>
      </text:list>
      <text:p text:style-name="Text_20_body">basi:</text:p>
      <text:p text:style-name="Quotations"><text:span text:style-name="Strong_20_Emphasis">inafaa kuletwa duniani halisi</text:span></text:p>
      <text:p text:style-name="Horizontal_20_Line"/>
      <text:h text:style-name="Heading_20_2" text:outline-level="2">10. kwa nini tufanye stress test kabla ya database</text:h>
      <text:p text:style-name="Text_20_body">kwa sababu:</text:p>
      <text:list text:style-name="L20">
        <text:list-item>
          <text:p text:style-name="P30">database inafunga maamuzi</text:p>
        </text:list-item>
        <text:list-item>
          <text:p text:style-name="P30">stress test inarekebisha maamuzi</text:p>
        </text:list-item>
      </text:list>
      <text:p text:style-name="Text_20_body">ukikosea hapa, utateseka kwenye schema.</text:p>
      <text:p text:style-name="Horizontal_20_Line"/>
      <text:h text:style-name="Heading_20_2" text:outline-level="2">11. hatua inayofuata</text:h>
      <text:p text:style-name="Text_20_body">kama unaridhika:</text:p>
      <text:list text:style-name="L21">
        <text:list-item>
          <text:p text:style-name="P31"><text:soft-page-break/>tunaweza kuandika <text:span text:style-name="Strong_20_Emphasis">stress scenarios zote kama spec</text:span></text:p>
        </text:list-item>
        <text:list-item>
          <text:p text:style-name="P31">au tuingie <text:span text:style-name="Strong_20_Emphasis">database schema design</text:span> tukiwa na confidence</text:p>
        </text:list-item>
        <text:list-item>
          <text:p text:style-name="P31">au tufanye <text:span text:style-name="Strong_20_Emphasis">one-day exam simulation</text:span> step by step</text:p>
        </text:list-item>
      </text:list>
      <text:p text:style-name="Text_20_body">chagua mwelekeo.<text:line-break/>lakini sasa, kiakili, tayari uko ngazi ya system engineer.</text:p>
      <text:p text:style-name="P4"/>
      <text:p text:style-name="P3">SWALI:</text:p>
      <text:p text:style-name="P5">embu tufanye listing ya every other stress scenarios (both small and simple, medium and very tough or difficult scenario) then after this =&gt; tufanye database schema design tukiwa na confidence =&gt; then tufanye one-day exam simulation step by step or kuchora exact finance workflow day-by-day</text:p>
      <text:p text:style-name="P5"/>
      <text:p text:style-name="P5">Wait ni bora kuanza na ipi, hiyo database schema design au one-day? </text:p>
      <text:p text:style-name="P5">Also " tufanye one-day exam simulation step by step" statement and "kuchora exact finance workflow day-by-day" statement, are they meaning the same au? because ulizitaja kama hatua za kufanya </text:p>
      <text:p text:style-name="P4"/>
      <text:p text:style-name="P3">JIBU:</text:p>
      <text:p text:style-name="P49"><text:span text:style-name="T2">poa sana. hapa umefika mahali ambapo </text:span><text:span text:style-name="Strong_20_Emphasis"><text:span text:style-name="T2">mpangilio wa hatua</text:span></text:span><text:span text:style-name="T2"> ni muhimu kuliko akili yenyewe. nikujibu kwa uwazi, kisha nikupe njia iliyo safest.</text:span></text:p>
      <text:p text:style-name="P1"/>
      <text:h text:style-name="Heading_20_2" text:outline-level="2">1. je “one-day exam simulation” na “finance workflow day-by-day” ni kitu kimoja?</text:h>
      <text:p text:style-name="Text_20_body">zinafanana, lakini <text:span text:style-name="Strong_20_Emphasis">hazifanani</text:span>. zina scope tofauti.</text:p>
      <text:h text:style-name="Heading_20_3" text:outline-level="3">A. one-day exam simulation (micro, pressure-focused)</text:h>
      <text:p text:style-name="Text_20_body">hii ni:</text:p>
      <text:list text:style-name="L22">
        <text:list-item>
          <text:p text:style-name="P33">kuiga <text:span text:style-name="Strong_20_Emphasis">siku moja mbaya kabisa</text:span></text:p>
        </text:list-item>
        <text:list-item>
          <text:p text:style-name="P33">exam day au siku moja kabla</text:p>
        </text:list-item>
        <text:list-item>
          <text:p text:style-name="P33">minute-by-minute au hour-by-hour</text:p>
        </text:list-item>
      </text:list>
      <text:p text:style-name="Text_20_body">inalenga:</text:p>
      <text:list text:style-name="L23">
        <text:list-item>
          <text:p text:style-name="P34">chaos</text:p>
        </text:list-item>
        <text:list-item>
          <text:p text:style-name="P34">overload</text:p>
        </text:list-item>
        <text:list-item>
          <text:p text:style-name="P34">last-minute payments</text:p>
        </text:list-item>
        <text:list-item>
          <text:p text:style-name="P34">panic ya students</text:p>
        </text:list-item>
        <text:list-item>
          <text:p text:style-name="P34">decision speed ya finance</text:p>
        </text:list-item>
      </text:list>
      <text:p text:style-name="Text_20_body">👉 hii ni <text:span text:style-name="Strong_20_Emphasis">stress + emergency lens</text:span></text:p>
      <text:p text:style-name="Horizontal_20_Line"/>
      <text:h text:style-name="Heading_20_3" text:outline-level="3"><text:soft-page-break/>B. finance workflow day-by-day (macro, process-focused)</text:h>
      <text:p text:style-name="Text_20_body">hii ni:</text:p>
      <text:list text:style-name="L24">
        <text:list-item>
          <text:p text:style-name="P35">kuangalia kazi ya finance kwa <text:span text:style-name="Strong_20_Emphasis">siku kadhaa</text:span></text:p>
        </text:list-item>
        <text:list-item>
          <text:p text:style-name="P35">7 days → 2 days → exam day</text:p>
        </text:list-item>
        <text:list-item>
          <text:p text:style-name="P35">batching</text:p>
        </text:list-item>
        <text:list-item>
          <text:p text:style-name="P35">printing</text:p>
        </text:list-item>
        <text:list-item>
          <text:p text:style-name="P35">verification flow</text:p>
        </text:list-item>
      </text:list>
      <text:p text:style-name="Text_20_body">inalenga:</text:p>
      <text:list text:style-name="L25">
        <text:list-item>
          <text:p text:style-name="P36">routine</text:p>
        </text:list-item>
        <text:list-item>
          <text:p text:style-name="P36">maandalizi</text:p>
        </text:list-item>
        <text:list-item>
          <text:p text:style-name="P36">mipaka ya majukumu</text:p>
        </text:list-item>
        <text:list-item>
          <text:p text:style-name="P36">wapi system inaingia / inatoka</text:p>
        </text:list-item>
      </text:list>
      <text:p text:style-name="Text_20_body">👉 hii ni <text:span text:style-name="Strong_20_Emphasis">process + organization lens</text:span></text:p>
      <text:p text:style-name="Horizontal_20_Line"/>
      <text:h text:style-name="Heading_20_3" text:outline-level="3">uhusiano wao</text:h>
      <text:list text:style-name="L26">
        <text:list-item>
          <text:p text:style-name="P37">workflow day-by-day = ramani ya barabara</text:p>
        </text:list-item>
        <text:list-item>
          <text:p text:style-name="P37">one-day simulation = ajali katikati ya barabara</text:p>
        </text:list-item>
      </text:list>
      <text:p text:style-name="Text_20_body">vyote vinahitajika, lakini <text:span text:style-name="Strong_20_Emphasis">si wakati mmoja</text:span>.</text:p>
      <text:p text:style-name="Horizontal_20_Line"/>
      <text:h text:style-name="Heading_20_2" text:outline-level="2">2. sasa swali muhimu: tuanze na ipi?</text:h>
      <text:h text:style-name="Heading_20_3" text:outline-level="3">❌ usianze na database schema bado</text:h>
      <text:p text:style-name="Text_20_body">sababu:</text:p>
      <text:list text:style-name="L27">
        <text:list-item>
          <text:p text:style-name="P38">schema hufunga assumptions</text:p>
        </text:list-item>
        <text:list-item>
          <text:p text:style-name="P38">tukigundua scenario mpya baadaye, schema itateseka</text:p>
        </text:list-item>
      </text:list>
      <text:h text:style-name="Heading_20_3" text:outline-level="3">❌ usianze na one-day simulation bado</text:h>
      <text:p text:style-name="Text_20_body">sababu:</text:p>
      <text:list text:style-name="L28">
        <text:list-item>
          <text:p text:style-name="P39">simulation bila kuona full workflow inaweza kupotosha</text:p>
        </text:list-item>
        <text:list-item>
          <text:p text:style-name="P39">unaweza optimize siku moja, ukavunja siku zingine</text:p>
        </text:list-item>
      </text:list>
      <text:p text:style-name="Horizontal_20_Line"/>
      <text:h text:style-name="Heading_20_2" text:outline-level="2"><text:soft-page-break/>3. mpangilio bora (engineering-wise)</text:h>
      <text:h text:style-name="Heading_20_3" text:outline-level="3">hatua sahihi ni hii 👇</text:h>
      <text:h text:style-name="Heading_20_3" text:outline-level="3">STEP 1</text:h>
      <text:p text:style-name="Text_20_body">✅ <text:span text:style-name="Strong_20_Emphasis">listing ya stress scenarios zote</text:span></text:p>
      <text:list text:style-name="L29">
        <text:list-item>
          <text:p text:style-name="P40">small &amp; simple</text:p>
        </text:list-item>
        <text:list-item>
          <text:p text:style-name="P40">medium</text:p>
        </text:list-item>
        <text:list-item>
          <text:p text:style-name="P40">very tough / nasty</text:p>
        </text:list-item>
      </text:list>
      <text:p text:style-name="Text_20_body">hii inapanua akili ya system.</text:p>
      <text:p text:style-name="Horizontal_20_Line"/>
      <text:h text:style-name="Heading_20_3" text:outline-level="3">STEP 2</text:h>
      <text:p text:style-name="Text_20_body">✅ <text:span text:style-name="Strong_20_Emphasis">finance workflow day-by-day</text:span></text:p>
      <text:list text:style-name="L30">
        <text:list-item>
          <text:p text:style-name="P41">tunaweka stress scenarios juu ya timeline halisi</text:p>
        </text:list-item>
        <text:list-item>
          <text:p text:style-name="P41">tunaona wapi system inaingia</text:p>
        </text:list-item>
        <text:list-item>
          <text:p text:style-name="P41">wapi system inatoka</text:p>
        </text:list-item>
      </text:list>
      <text:p text:style-name="Text_20_body">hapa ndipo mipaka inakuwa clear.</text:p>
      <text:p text:style-name="Horizontal_20_Line"/>
      <text:h text:style-name="Heading_20_3" text:outline-level="3">STEP 3</text:h>
      <text:p text:style-name="Text_20_body">✅ <text:span text:style-name="Strong_20_Emphasis">database schema design</text:span></text:p>
      <text:list text:style-name="L31">
        <text:list-item>
          <text:p text:style-name="P42">sasa data tunayoihitaji iko wazi</text:p>
        </text:list-item>
        <text:list-item>
          <text:p text:style-name="P42">hakuna guessing</text:p>
        </text:list-item>
        <text:list-item>
          <text:p text:style-name="P42">schema inakuwa stable</text:p>
        </text:list-item>
      </text:list>
      <text:p text:style-name="Horizontal_20_Line"/>
      <text:h text:style-name="Heading_20_3" text:outline-level="3">STEP 4</text:h>
      <text:p text:style-name="Text_20_body">✅ <text:span text:style-name="Strong_20_Emphasis">one-day exam simulation (deep)</text:span></text:p>
      <text:list text:style-name="L32">
        <text:list-item>
          <text:p text:style-name="P43">tunatumia schema + workflow</text:p>
        </text:list-item>
        <text:list-item>
          <text:p text:style-name="P43">tunapiga system kwa nguvu</text:p>
        </text:list-item>
        <text:list-item>
          <text:p text:style-name="P43">tunaona kama kuna logic iliyobaki nje</text:p>
        </text:list-item>
      </text:list>
      <text:p text:style-name="Horizontal_20_Line"/>
      <text:h text:style-name="Heading_20_2" text:outline-level="2">4. kwa nini hii order ni ya busara</text:h>
      <text:list text:style-name="L33">
        <text:list-item>
          <text:p text:style-name="P44">stress scenarios = “nini kinaweza kwenda vibaya”</text:p>
        </text:list-item>
        <text:list-item>
          <text:p text:style-name="P44"><text:soft-page-break/>workflow = “watu wanafanya nini kwa kawaida”</text:p>
        </text:list-item>
        <text:list-item>
          <text:p text:style-name="P44">schema = “data inahitajika kuhimili yote”</text:p>
        </text:list-item>
        <text:list-item>
          <text:p text:style-name="P44">simulation = “je kweli inasimama”</text:p>
        </text:list-item>
      </text:list>
      <text:p text:style-name="Text_20_body">hii ndiyo njia inayotumiwa kwenye:</text:p>
      <text:list text:style-name="L34">
        <text:list-item>
          <text:p text:style-name="P45">banking systems</text:p>
        </text:list-item>
        <text:list-item>
          <text:p text:style-name="P45">hospital systems</text:p>
        </text:list-item>
        <text:list-item>
          <text:p text:style-name="P45">airline booking</text:p>
        </text:list-item>
      </text:list>
      <text:p text:style-name="Text_20_body">si coincidence.</text:p>
      <text:p text:style-name="Horizontal_20_Line"/>
      <text:h text:style-name="Heading_20_2" text:outline-level="2">5. sasa tufanye kile ulichoomba: tuanze listing ya stress scenarios</text:h>
      <text:p text:style-name="Text_20_body">nitakuonyesha <text:span text:style-name="Strong_20_Emphasis">structure</text:span> tutakayotumia, kisha nianze mara moja.</text:p>
      <text:h text:style-name="Heading_20_3" text:outline-level="3">categories tutakazotumia</text:h>
      <text:list text:style-name="L35">
        <text:list-item>
          <text:p text:style-name="P46">student behavior stress</text:p>
        </text:list-item>
        <text:list-item>
          <text:p text:style-name="P46">payment &amp; receipt stress</text:p>
        </text:list-item>
        <text:list-item>
          <text:p text:style-name="P46">finance operations stress</text:p>
        </text:list-item>
        <text:list-item>
          <text:p text:style-name="P46">system &amp; tech stress</text:p>
        </text:list-item>
        <text:list-item>
          <text:p text:style-name="P46">policy &amp; human judgment stress</text:p>
        </text:list-item>
      </text:list>
      <text:p text:style-name="Text_20_body">ndani ya kila moja:</text:p>
      <text:list text:style-name="L36">
        <text:list-item>
          <text:p text:style-name="P47">small</text:p>
        </text:list-item>
        <text:list-item>
          <text:p text:style-name="P47">medium</text:p>
        </text:list-item>
        <text:list-item>
          <text:p text:style-name="P47">extreme</text:p>
        </text:list-item>
      </text:list>
      <text:p text:style-name="Horizontal_20_Line"/>
      <text:h text:style-name="Heading_20_2" text:outline-level="2">6. swali dogo la mwelekeo (la mwisho kwa sasa)</text:h>
      <text:p text:style-name="Text_20_body">nataka nijue:</text:p>
      <text:list text:style-name="L37">
        <text:list-item>
          <text:p text:style-name="P48">tuanze <text:span text:style-name="Strong_20_Emphasis">student-side stress scenarios</text:span><text:line-break/>au</text:p>
        </text:list-item>
        <text:list-item>
          <text:p text:style-name="P48">tuanze <text:span text:style-name="Strong_20_Emphasis">finance-side stress scenarios</text:span></text:p>
        </text:list-item>
      </text:list>
      <text:p text:style-name="Text_20_body">hakuna jibu sahihi au baya, ni mtazamo tu wa kuanzia.</text:p>
      <text:p text:style-name="P3"/>
      <text:p text:style-name="P3"/>
      <text:p text:style-name="P3"/>
      <text:p text:style-name="P3"><text:soft-page-break/>SWALI:</text:p>
      <text:p text:style-name="P5">student side then finance side, afu tutakuwa tumemaliza step1 then tunaendelea na step2,3 and 4</text:p>
      <text:p text:style-name="P5"/>
      <text:p text:style-name="P7">JIBU:</text:p>
      <text:p text:style-name="P93">sawa. huo mpangilio ni wa kimaamuzi mzuri.<text:line-break/>tunaanza <text:span text:style-name="Strong_20_Emphasis">student side</text:span>, halafu <text:span text:style-name="Strong_20_Emphasis">finance side</text:span>, tukimaliza hapo STEP 1 itakuwa imefungwa rasmi.</text:p>
      <text:p text:style-name="Text_20_body">nitakuwa makini:</text:p>
      <text:list text:style-name="L38">
        <text:list-item>
          <text:p text:style-name="P50">hakuna kurudia</text:p>
        </text:list-item>
        <text:list-item>
          <text:p text:style-name="P50">hakuna kuacha scenario muhimu</text:p>
        </text:list-item>
        <text:list-item>
          <text:p text:style-name="P50">kila scenario itaunganishwa kimya kimya na design tuliyokubaliana</text:p>
        </text:list-item>
      </text:list>
      <text:p text:style-name="Horizontal_20_Line"/>
      <text:h text:style-name="Heading_20_1" text:outline-level="1">STEP 1 — STRESS SCENARIOS</text:h>
      <text:h text:style-name="Heading_20_2" text:outline-level="2">A. STUDENT SIDE</text:h>
      <text:p text:style-name="Text_20_body">nitagawa katika <text:span text:style-name="Strong_20_Emphasis">Small / Medium / Extreme</text:span>, lakini kumbuka: “small” hapa ni small kwa system, si kwa student.</text:p>
      <text:p text:style-name="Horizontal_20_Line"/>
      <text:h text:style-name="Heading_20_2" text:outline-level="2">1. SMALL / SIMPLE STUDENT SCENARIOS</text:h>
      <text:h text:style-name="Heading_20_3" text:outline-level="3">S1. student anachelewa ku-upload receipt</text:h>
      <text:list text:style-name="L39">
        <text:list-item>
          <text:p text:style-name="P51">amelipa mapema</text:p>
        </text:list-item>
        <text:list-item>
          <text:p text:style-name="P51">ana-upload baada ya siku 3</text:p>
        </text:list-item>
      </text:list>
      <text:p text:style-name="Text_20_body"><text:span text:style-name="Strong_20_Emphasis">stress kwa system:</text:span></text:p>
      <text:list text:style-name="L40">
        <text:list-item>
          <text:p text:style-name="P52">lazima ihesabu malipo bila kuangalia tarehe ya upload</text:p>
        </text:list-item>
        <text:list-item>
          <text:p text:style-name="P52">feedback ibaki descriptive</text:p>
        </text:list-item>
      </text:list>
      <text:p text:style-name="Text_20_body"><text:span text:style-name="Strong_20_Emphasis">design check:</text:span><text:line-break/>✔ PaymentSubmission timestamp ≠ payment_date</text:p>
      <text:p text:style-name="Horizontal_20_Line"/>
      <text:h text:style-name="Heading_20_3" text:outline-level="3">S2. student ana-upload receipt mara mbili</text:h>
      <text:list text:style-name="L41">
        <text:list-item>
          <text:p text:style-name="P53">anadhani ya kwanza haijaingia</text:p>
        </text:list-item>
      </text:list>
      <text:p text:style-name="Text_20_body"><text:span text:style-name="Strong_20_Emphasis">stress:</text:span></text:p>
      <text:list text:style-name="L42">
        <text:list-item>
          <text:p text:style-name="P54">duplication</text:p>
        </text:list-item>
        <text:list-item>
          <text:p text:style-name="P54">confusion ya totals</text:p>
        </text:list-item>
      </text:list>
      <text:p text:style-name="Text_20_body"><text:soft-page-break/><text:span text:style-name="Strong_20_Emphasis">design check:</text:span><text:line-break/>✔ submissions ni many-to-one<text:line-break/>✔ totals zinahesabiwa kwa reference_number + date</text:p>
      <text:p text:style-name="Horizontal_20_Line"/>
      <text:h text:style-name="Heading_20_3" text:outline-level="3">S3. student anaandika amount tofauti na iliyo kwenye receipt</text:h>
      <text:list text:style-name="L43">
        <text:list-item>
          <text:p text:style-name="P55">typo au makosa ya haraka</text:p>
        </text:list-item>
      </text:list>
      <text:p text:style-name="Text_20_body"><text:span text:style-name="Strong_20_Emphasis">stress:</text:span></text:p>
      <text:list text:style-name="L44">
        <text:list-item>
          <text:p text:style-name="P56">mismatch</text:p>
        </text:list-item>
      </text:list>
      <text:p text:style-name="Text_20_body"><text:span text:style-name="Strong_20_Emphasis">design check:</text:span><text:line-break/>✔ ValidationResult flags<text:line-break/>✔ system haisahihishi, inaonyesha inconsistency</text:p>
      <text:p text:style-name="Horizontal_20_Line"/>
      <text:h text:style-name="Heading_20_3" text:outline-level="3">S4. student ana-upload image kubwa sana</text:h>
      <text:list text:style-name="L45">
        <text:list-item>
          <text:p text:style-name="P57">picha nzito / slow internet</text:p>
        </text:list-item>
      </text:list>
      <text:p text:style-name="Text_20_body"><text:span text:style-name="Strong_20_Emphasis">stress:</text:span></text:p>
      <text:list text:style-name="L46">
        <text:list-item>
          <text:p text:style-name="P58">storage</text:p>
        </text:list-item>
        <text:list-item>
          <text:p text:style-name="P58">timeout</text:p>
        </text:list-item>
      </text:list>
      <text:p text:style-name="Text_20_body"><text:span text:style-name="Strong_20_Emphasis">design check:</text:span><text:line-break/>✔ async upload<text:line-break/>✔ compression / size limit<text:line-break/>✔ receipt accepted even if processing delayed</text:p>
      <text:p text:style-name="Horizontal_20_Line"/>
      <text:h text:style-name="Heading_20_2" text:outline-level="2">2. MEDIUM STUDENT SCENARIOS</text:h>
      <text:h text:style-name="Heading_20_3" text:outline-level="3">M1. student analipa mara 3 kwa semester</text:h>
      <text:list text:style-name="L47">
        <text:list-item>
          <text:p text:style-name="P59">installments tofauti</text:p>
        </text:list-item>
      </text:list>
      <text:p text:style-name="Text_20_body"><text:span text:style-name="Strong_20_Emphasis">stress:</text:span></text:p>
      <text:list text:style-name="L48">
        <text:list-item>
          <text:p text:style-name="P60">cumulative calculation</text:p>
        </text:list-item>
      </text:list>
      <text:p text:style-name="Text_20_body"><text:span text:style-name="Strong_20_Emphasis">design check:</text:span><text:line-break/>✔ StudentFeeAccount aggregates submissions</text:p>
      <text:p text:style-name="Horizontal_20_Line"/>
      <text:h text:style-name="Heading_20_3" text:outline-level="3">M2. student analipa kupitia channel tofauti</text:h>
      <text:list text:style-name="L49">
        <text:list-item>
          <text:p text:style-name="P61">wakala → bank → mobile</text:p>
        </text:list-item>
      </text:list>
      <text:p text:style-name="Text_20_body"><text:span text:style-name="Strong_20_Emphasis">stress:</text:span></text:p>
      <text:list text:style-name="L50">
        <text:list-item>
          <text:p text:style-name="P62"><text:soft-page-break/>tofauti za format za receipt</text:p>
        </text:list-item>
      </text:list>
      <text:p text:style-name="Text_20_body"><text:span text:style-name="Strong_20_Emphasis">design check:</text:span><text:line-break/>✔ payment_channel field<text:line-break/>✔ validation rules per channel</text:p>
      <text:p text:style-name="Horizontal_20_Line"/>
      <text:h text:style-name="Heading_20_3" text:outline-level="3">M3. student anabadili course katikati ya semester</text:h>
      <text:list text:style-name="L51">
        <text:list-item>
          <text:p text:style-name="P63">fee scheme inabadilika</text:p>
        </text:list-item>
      </text:list>
      <text:p text:style-name="Text_20_body"><text:span text:style-name="Strong_20_Emphasis">stress:</text:span></text:p>
      <text:list text:style-name="L52">
        <text:list-item>
          <text:p text:style-name="P64">historical correctness</text:p>
        </text:list-item>
      </text:list>
      <text:p text:style-name="Text_20_body"><text:span text:style-name="Strong_20_Emphasis">design check:</text:span><text:line-break/>✔ FeeScheme with effective dates<text:line-break/>✔ old payments remain tied to old scheme</text:p>
      <text:p text:style-name="Horizontal_20_Line"/>
      <text:h text:style-name="Heading_20_3" text:outline-level="3">M4. student anajaribu “ku-cheat”</text:h>
      <text:list text:style-name="L53">
        <text:list-item>
          <text:p text:style-name="P65">ana-upload receipt ya mtu mwingine</text:p>
        </text:list-item>
      </text:list>
      <text:p text:style-name="Text_20_body"><text:span text:style-name="Strong_20_Emphasis">stress:</text:span></text:p>
      <text:list text:style-name="L54">
        <text:list-item>
          <text:p text:style-name="P66">fraud attempt</text:p>
        </text:list-item>
      </text:list>
      <text:p text:style-name="Text_20_body"><text:span text:style-name="Strong_20_Emphasis">design check:</text:span><text:line-break/>✔ name mismatch flag<text:line-break/>✔ reference reuse detection<text:line-break/>✔ no auto approval</text:p>
      <text:p text:style-name="Horizontal_20_Line"/>
      <text:h text:style-name="Heading_20_2" text:outline-level="2">3. EXTREME / TOUGH STUDENT SCENARIOS</text:h>
      <text:h text:style-name="Heading_20_3" text:outline-level="3">E1. student analipa exam morning, internet ni mbaya</text:h>
      <text:list text:style-name="L55">
        <text:list-item>
          <text:p text:style-name="P67">upload inakatika</text:p>
        </text:list-item>
      </text:list>
      <text:p text:style-name="Text_20_body"><text:span text:style-name="Strong_20_Emphasis">stress:</text:span></text:p>
      <text:list text:style-name="L56">
        <text:list-item>
          <text:p text:style-name="P68">panic</text:p>
        </text:list-item>
        <text:list-item>
          <text:p text:style-name="P68">partial data</text:p>
        </text:list-item>
      </text:list>
      <text:p text:style-name="Text_20_body"><text:span text:style-name="Strong_20_Emphasis">design check:</text:span><text:line-break/>✔ submission drafts<text:line-break/>✔ receipt can be completed later<text:line-break/>✔ timestamp preserved</text:p>
      <text:p text:style-name="Horizontal_20_Line"/>
      <text:h text:style-name="Heading_20_3" text:outline-level="3"><text:soft-page-break/>E2. student hana receipt image kabisa</text:h>
      <text:list text:style-name="L57">
        <text:list-item>
          <text:p text:style-name="P69">wakala alikosea</text:p>
        </text:list-item>
        <text:list-item>
          <text:p text:style-name="P69">ana SMS tu</text:p>
        </text:list-item>
      </text:list>
      <text:p text:style-name="Text_20_body"><text:span text:style-name="Strong_20_Emphasis">stress:</text:span></text:p>
      <text:list text:style-name="L58">
        <text:list-item>
          <text:p text:style-name="P70">missing evidence</text:p>
        </text:list-item>
      </text:list>
      <text:p text:style-name="Text_20_body"><text:span text:style-name="Strong_20_Emphasis">design check:</text:span><text:line-break/>✔ allowed submission with “no image” flag<text:line-break/>✔ finance alerted early</text:p>
      <text:p text:style-name="Horizontal_20_Line"/>
      <text:h text:style-name="Heading_20_3" text:outline-level="3">E3. student analipa minimum exactly, cent-by-cent</text:h>
      <text:list text:style-name="L59">
        <text:list-item>
          <text:p text:style-name="P71">rounding issues</text:p>
        </text:list-item>
      </text:list>
      <text:p text:style-name="Text_20_body"><text:span text:style-name="Strong_20_Emphasis">stress:</text:span></text:p>
      <text:list text:style-name="L60">
        <text:list-item>
          <text:p text:style-name="P72">eligibility boundary</text:p>
        </text:list-item>
      </text:list>
      <text:p text:style-name="Text_20_body"><text:span text:style-name="Strong_20_Emphasis">design check:</text:span><text:line-break/>✔ numeric comparison with tolerance<text:line-break/>✔ currency precision rules</text:p>
      <text:p text:style-name="Horizontal_20_Line"/>
      <text:h text:style-name="Heading_20_3" text:outline-level="3">E4. student anadai system imemkosea</text:h>
      <text:list text:style-name="L61">
        <text:list-item>
          <text:p text:style-name="P73">“nililipa, system inasema bado”</text:p>
        </text:list-item>
      </text:list>
      <text:p text:style-name="Text_20_body"><text:span text:style-name="Strong_20_Emphasis">stress:</text:span></text:p>
      <text:list text:style-name="L62">
        <text:list-item>
          <text:p text:style-name="P74">dispute</text:p>
        </text:list-item>
      </text:list>
      <text:p text:style-name="Text_20_body"><text:span text:style-name="Strong_20_Emphasis">design check:</text:span><text:line-break/>✔ audit trail<text:line-break/>✔ immutable submissions<text:line-break/>✔ finance final authority</text:p>
      <text:p text:style-name="Horizontal_20_Line"/>
      <text:h text:style-name="Heading_20_2" text:outline-level="2">A. STUDENT SIDE — SUMMARY CHECK</text:h>
      <text:p text:style-name="Text_20_body">system inapaswa:</text:p>
      <text:list text:style-name="L63">
        <text:list-item>
          <text:p text:style-name="P75">kupokea hata data mbaya</text:p>
        </text:list-item>
        <text:list-item>
          <text:p text:style-name="P75">kuonyesha ukweli bila kuhukumu</text:p>
        </text:list-item>
        <text:list-item>
          <text:p text:style-name="P75">kutoblock student</text:p>
        </text:list-item>
        <text:list-item>
          <text:p text:style-name="P75">kutobadili historia</text:p>
        </text:list-item>
      </text:list>
      <text:p text:style-name="Text_20_body">✔ msingi wetu unasimama.</text:p>
      <text:p text:style-name="Horizontal_20_Line"><text:soft-page-break/></text:p>
      <text:h text:style-name="Heading_20_1" text:outline-level="1">STEP 1 — PART B</text:h>
      <text:h text:style-name="Heading_20_2" text:outline-level="2">B. FINANCE SIDE STRESS SCENARIOS</text:h>
      <text:p text:style-name="Text_20_body">sasa tunahamia upande wa pili wa mzani.</text:p>
      <text:p text:style-name="Horizontal_20_Line"/>
      <text:h text:style-name="Heading_20_2" text:outline-level="2">1. SMALL / SIMPLE FINANCE SCENARIOS</text:h>
      <text:h text:style-name="Heading_20_3" text:outline-level="3">F1. finance wanaangalia list kwa haraka</text:h>
      <text:list text:style-name="L64">
        <text:list-item>
          <text:p text:style-name="P76">hawafungui receipt</text:p>
        </text:list-item>
      </text:list>
      <text:p text:style-name="Text_20_body"><text:span text:style-name="Strong_20_Emphasis">stress:</text:span></text:p>
      <text:list text:style-name="L65">
        <text:list-item>
          <text:p text:style-name="P77">dashboard clarity</text:p>
        </text:list-item>
      </text:list>
      <text:p text:style-name="Text_20_body"><text:span text:style-name="Strong_20_Emphasis">design check:</text:span><text:line-break/>✔ summary metrics<text:line-break/>✔ no forced clicks</text:p>
      <text:p text:style-name="Horizontal_20_Line"/>
      <text:h text:style-name="Heading_20_3" text:outline-level="3">F2. finance anafungua receipt kwa bahati mbaya</text:h>
      <text:list text:style-name="L66">
        <text:list-item>
          <text:p text:style-name="P78">hana nia ya ku-review</text:p>
        </text:list-item>
      </text:list>
      <text:p text:style-name="Text_20_body"><text:span text:style-name="Strong_20_Emphasis">stress:</text:span></text:p>
      <text:list text:style-name="L67">
        <text:list-item>
          <text:p text:style-name="P79">false “reviewed” event</text:p>
        </text:list-item>
      </text:list>
      <text:p text:style-name="Text_20_body"><text:span text:style-name="Strong_20_Emphasis">design check:</text:span><text:line-break/>✔ event = viewed, not approved<text:line-break/>✔ no downstream decision triggered</text:p>
      <text:p text:style-name="Horizontal_20_Line"/>
      <text:h text:style-name="Heading_20_2" text:outline-level="2">2. MEDIUM FINANCE SCENARIOS</text:h>
      <text:h text:style-name="Heading_20_3" text:outline-level="3">F3. finance staff ni wachache</text:h>
      <text:list text:style-name="L68">
        <text:list-item>
          <text:p text:style-name="P80">mmoja anaangalia students 100+</text:p>
        </text:list-item>
      </text:list>
      <text:p text:style-name="Text_20_body"><text:span text:style-name="Strong_20_Emphasis">stress:</text:span></text:p>
      <text:list text:style-name="L69">
        <text:list-item>
          <text:p text:style-name="P81">overload</text:p>
        </text:list-item>
      </text:list>
      <text:p text:style-name="Text_20_body"><text:span text:style-name="Strong_20_Emphasis">design check:</text:span><text:line-break/>✔ sorted lists<text:line-break/>✔ clean receipts on top<text:line-break/>✔ flagged grouped</text:p>
      <text:p text:style-name="Horizontal_20_Line"><text:soft-page-break/></text:p>
      <text:h text:style-name="Heading_20_3" text:outline-level="3">F4. finance wanabadilisha policy ghafla</text:h>
      <text:list text:style-name="L70">
        <text:list-item>
          <text:p text:style-name="P82">minimum fee imeongezwa</text:p>
        </text:list-item>
      </text:list>
      <text:p text:style-name="Text_20_body"><text:span text:style-name="Strong_20_Emphasis">stress:</text:span></text:p>
      <text:list text:style-name="L71">
        <text:list-item>
          <text:p text:style-name="P83">recalculation</text:p>
        </text:list-item>
      </text:list>
      <text:p text:style-name="Text_20_body"><text:span text:style-name="Strong_20_Emphasis">design check:</text:span><text:line-break/>✔ FeeScheme versioning<text:line-break/>✔ snapshots regenerated</text:p>
      <text:p text:style-name="Horizontal_20_Line"/>
      <text:h text:style-name="Heading_20_3" text:outline-level="3">F5. finance hawatumii system siku nzima</text:h>
      <text:list text:style-name="L72">
        <text:list-item>
          <text:p text:style-name="P84">wanafanya manual</text:p>
        </text:list-item>
      </text:list>
      <text:p text:style-name="Text_20_body"><text:span text:style-name="Strong_20_Emphasis">stress:</text:span></text:p>
      <text:list text:style-name="L73">
        <text:list-item>
          <text:p text:style-name="P85">system relevance</text:p>
        </text:list-item>
      </text:list>
      <text:p text:style-name="Text_20_body"><text:span text:style-name="Strong_20_Emphasis">design check:</text:span><text:line-break/>✔ system still records submissions<text:line-break/>✔ no dependency on finance interaction</text:p>
      <text:p text:style-name="Horizontal_20_Line"/>
      <text:h text:style-name="Heading_20_2" text:outline-level="2">3. EXTREME FINANCE SCENARIOS</text:h>
      <text:h text:style-name="Heading_20_3" text:outline-level="3">F6. exam day chaos</text:h>
      <text:list text:style-name="L74">
        <text:list-item>
          <text:p text:style-name="P86">foleni ndefu</text:p>
        </text:list-item>
        <text:list-item>
          <text:p text:style-name="P86">kelele</text:p>
        </text:list-item>
        <text:list-item>
          <text:p text:style-name="P86">pressure</text:p>
        </text:list-item>
      </text:list>
      <text:p text:style-name="Text_20_body"><text:span text:style-name="Strong_20_Emphasis">stress:</text:span></text:p>
      <text:list text:style-name="L75">
        <text:list-item>
          <text:p text:style-name="P87">decision speed</text:p>
        </text:list-item>
      </text:list>
      <text:p text:style-name="Text_20_body"><text:span text:style-name="Strong_20_Emphasis">design check:</text:span><text:line-break/>✔ receipts pre-loaded<text:line-break/>✔ details pre-filled<text:line-break/>✔ no data entry required</text:p>
      <text:p text:style-name="Horizontal_20_Line"/>
      <text:h text:style-name="Heading_20_3" text:outline-level="3">F7. finance hawaiamini system</text:h>
      <text:list text:style-name="L76">
        <text:list-item>
          <text:p text:style-name="P88">wanachukulia kama “reference tu”</text:p>
        </text:list-item>
      </text:list>
      <text:p text:style-name="Text_20_body"><text:span text:style-name="Strong_20_Emphasis">stress:</text:span></text:p>
      <text:list text:style-name="L77">
        <text:list-item>
          <text:p text:style-name="P89">adoption</text:p>
        </text:list-item>
      </text:list>
      <text:p text:style-name="Text_20_body"><text:soft-page-break/><text:span text:style-name="Strong_20_Emphasis">design check:</text:span><text:line-break/>✔ system never contradicts finance<text:line-break/>✔ system speaks softly (descriptive)</text:p>
      <text:p text:style-name="Horizontal_20_Line"/>
      <text:h text:style-name="Heading_20_3" text:outline-level="3">F8. system iko chini exam day</text:h>
      <text:list text:style-name="L78">
        <text:list-item>
          <text:p text:style-name="P90">power / network issue</text:p>
        </text:list-item>
      </text:list>
      <text:p text:style-name="Text_20_body"><text:span text:style-name="Strong_20_Emphasis">stress:</text:span></text:p>
      <text:list text:style-name="L79">
        <text:list-item>
          <text:p text:style-name="P91">single point of failure</text:p>
        </text:list-item>
      </text:list>
      <text:p text:style-name="Text_20_body"><text:span text:style-name="Strong_20_Emphasis">design check:</text:span><text:line-break/>✔ manual process intact<text:line-break/>✔ system recovers later</text:p>
      <text:p text:style-name="Horizontal_20_Line"/>
      <text:h text:style-name="Heading_20_2" text:outline-level="2">STEP 1 — COMPLETION STATUS</text:h>
      <text:p text:style-name="Text_20_body">✔ student-side stress covered<text:line-break/>✔ finance-side stress covered<text:line-break/>✔ no scenario inavunja msingi<text:line-break/>✔ hakuna entity mpya iliyolazimishwa</text:p>
      <text:p text:style-name="Text_20_body">STEP 1 imekamilika.</text:p>
      <text:p text:style-name="Horizontal_20_Line"/>
      <text:h text:style-name="Heading_20_2" text:outline-level="2">NEXT STEPS CONFIRMED</text:h>
      <text:p text:style-name="Text_20_body">kama ulivyopanga:</text:p>
      <text:list text:style-name="L80">
        <text:list-item>
          <text:p text:style-name="P92">👉 STEP 2: finance workflow day-by-day</text:p>
        </text:list-item>
        <text:list-item>
          <text:p text:style-name="P92">👉 STEP 3: database schema design (with confidence)</text:p>
        </text:list-item>
        <text:list-item>
          <text:p text:style-name="P92">👉 STEP 4: one-day exam simulation (deep)</text:p>
        </text:list-item>
      </text:list>
      <text:p text:style-name="Text_20_body">tuanze STEP 2 kwenye message inayofuata.<text:line-break/>hapo tutachora <text:span text:style-name="Strong_20_Emphasis">timeline halisi ya siku</text:span> na kuona system inaingia wapi na kutoka wapi bila kuvuruga watu.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WALI:</text:p>
      <text:p text:style-name="P10">wait.. kuna hii stress moja kwa upande wa student.. </text:p>
      <text:p text:style-name="P10">labda sudent alitumia this system for mtihani wa CAT(continous assessement test)1 then akaenda direct finance kuverify when its CAT2(hajatumia system), then for last UNniversity Examination(UE) akaamua atumie this system.</text:p>
      <text:p text:style-name="P10">Hapa kuna tatizo nahisi, because tulikubaliana kwamba system itafanya calculation ya ile total paid fee amount ya student kwa kuangalia sum ya past already paid amounts lakini hapa tu-imagine student anakaribia kufanya UE and anaamua kutumia system, nahisi system itatoa wrong result ya total paid fee amount ya student kwasababu student hakutumia hii system during CAT2 </text:p>
      <text:p text:style-name="P10"/>
      <text:p text:style-name="P10"/>
      <text:p text:style-name="P8">JIBU:</text:p>
      <text:p text:style-name="P94">Hii stress uliyoiona ni <text:span text:style-name="Strong_20_Emphasis">halisi kabisa</text:span> — na ni nzuri umeiona mapema kabla hatujaandika hata table moja ya database. Hapa ndipo systems nyingi huanguka kimya kimya 😄. Hebu tuchambue kwa utulivu, bila kukimbia.</text:p>
      <text:p text:style-name="Text_20_body">Unachoelezea kimsingi ni <text:span text:style-name="Strong_20_Emphasis">partial adoption problem</text:span>:<text:line-break/>system haijakuwepo tangu mwanzo au haikutumiwa consistently na student.</text:p>
      <text:h text:style-name="Heading_20_3" text:outline-level="3">Kwanza, tuweke msingi mmoja wazi</text:h>
      <text:p text:style-name="Text_20_body">System <text:span text:style-name="Strong_20_Emphasis">haiwezi</text:span> ku-assume kwamba:</text:p>
      <text:p text:style-name="Quotations">“kila payment ya student iko ndani ya system”</text:p>
      <text:p text:style-name="Text_20_body">Hilo ni kosa la kimsingi. Real world haifanyi hivyo.</text:p>
      <text:p text:style-name="Text_20_body">Kwa hiyo, <text:span text:style-name="Strong_20_Emphasis">source of truth</text:span> (chanzo cha ukweli) <text:span text:style-name="Strong_20_Emphasis">si system</text:span>, bali ni <text:span text:style-name="Strong_20_Emphasis">finance records</text:span> za chuo.</text:p>
      <text:p text:style-name="Text_20_body">System ni:</text:p>
      <text:list text:style-name="L81">
        <text:list-item>
          <text:p text:style-name="P96">layer ya <text:span text:style-name="Strong_20_Emphasis">ku-structure</text:span></text:p>
        </text:list-item>
        <text:list-item>
          <text:p text:style-name="P96">layer ya <text:span text:style-name="Strong_20_Emphasis">ku-automate</text:span></text:p>
        </text:list-item>
        <text:list-item>
          <text:p text:style-name="P96">layer ya <text:span text:style-name="Strong_20_Emphasis">ku-reduce stress</text:span><text:line-break/>lakini <text:span text:style-name="Strong_20_Emphasis">sio chanzo cha kwanza cha ukweli</text:span></text:p>
        </text:list-item>
      </text:list>
      <text:p text:style-name="Text_20_body">Ukikubali hilo, stress uliyoleta inaanza kuyeyuka.</text:p>
      <text:p text:style-name="Horizontal_20_Line"/>
      <text:h text:style-name="Heading_20_3" text:outline-level="3">Sasa twende kwenye scenario yako moja kwa moja</text:h>
      <text:p text:style-name="Text_20_body">Student:</text:p>
      <text:list text:style-name="L82">
        <text:list-item>
          <text:p text:style-name="P97">CAT1 → alitumia system</text:p>
        </text:list-item>
        <text:list-item>
          <text:p text:style-name="P97">CAT2 → akaenda finance direct (nje ya system)</text:p>
        </text:list-item>
        <text:list-item>
          <text:p text:style-name="P97">UE → anarudi kutumia system</text:p>
        </text:list-item>
      </text:list>
      <text:p text:style-name="Text_20_body">Tatizo unaloona:</text:p>
      <text:p text:style-name="Quotations">system itasum CAT1 tu, ikose CAT2 → wrong total</text:p>
      <text:p text:style-name="Text_20_body">Hii ingetokea <text:span text:style-name="Strong_20_Emphasis">kama na kama</text:span> system ingekuwa ina-trust only data iliyoingizwa na student.</text:p>
      <text:p text:style-name="Text_20_body"><text:soft-page-break/>Lakini <text:span text:style-name="Strong_20_Emphasis">hatufanyi hivyo</text:span>.</text:p>
      <text:p text:style-name="Horizontal_20_Line"/>
      <text:h text:style-name="Heading_20_3" text:outline-level="3">Principle muhimu sana (andika hii kichwani)</text:h>
      <text:p text:style-name="Text_20_body"><text:span text:style-name="Strong_20_Emphasis">Student haingizi “truth”, anaingiza “claim”</text:span><text:line-break/><text:span text:style-name="Strong_20_Emphasis">Finance ndiyo huingiza au ku-approve “truth”</text:span></text:p>
      <text:p text:style-name="Text_20_body">Kwa hiyo solution haiko kwenye kumzuia student, iko kwenye <text:span text:style-name="Strong_20_Emphasis">design ya entities + workflow</text:span>.</text:p>
      <text:p text:style-name="Horizontal_20_Line"/>
      <text:h text:style-name="Heading_20_3" text:outline-level="3">Smart fix (bila kubadilisha msingi wa system)</text:h>
      <text:p text:style-name="Text_20_body">Tunatenganisha vitu viwili:</text:p>
      <text:list text:style-name="L83">
        <text:list-item>
          <text:p text:style-name="P98"><text:span text:style-name="Strong_20_Emphasis">Student Payment Claim</text:span></text:p>
        </text:list-item>
        <text:list-item>
          <text:p text:style-name="P98"><text:span text:style-name="Strong_20_Emphasis">Verified Finance Payment Record</text:span></text:p>
        </text:list-item>
      </text:list>
      <text:p text:style-name="Text_20_body">Student akija UE:</text:p>
      <text:list text:style-name="L84">
        <text:list-item>
          <text:p text:style-name="P99">ana-submit receipt(s)</text:p>
        </text:list-item>
        <text:list-item>
          <text:p text:style-name="P99">anaweza hata kusema: “nilishalipa XYZ kipindi fulani”</text:p>
        </text:list-item>
      </text:list>
      <text:p text:style-name="Text_20_body">Lakini:</text:p>
      <text:list text:style-name="L85">
        <text:list-item>
          <text:p text:style-name="P100">system <text:span text:style-name="Strong_20_Emphasis">haisum</text:span> hizo kama paid</text:p>
        </text:list-item>
        <text:list-item>
          <text:p text:style-name="P100">system inaziweka kama <text:span text:style-name="Strong_20_Emphasis">PENDING / UNVERIFIED</text:span></text:p>
        </text:list-item>
      </text:list>
      <text:p text:style-name="Text_20_body">Finance wakishaverify:</text:p>
      <text:list text:style-name="L86">
        <text:list-item>
          <text:p text:style-name="P101">ndipo zinakuwa <text:span text:style-name="Strong_20_Emphasis">OFFICIAL PAYMENT RECORDS</text:span></text:p>
        </text:list-item>
        <text:list-item>
          <text:p text:style-name="P101">ndipo system inarecalculate totals</text:p>
        </text:list-item>
      </text:list>
      <text:p text:style-name="Text_20_body">Kwa hiyo:</text:p>
      <text:p text:style-name="Quotations">student kutumia au kutotumia system zamani <text:span text:style-name="Strong_20_Emphasis">hakubadilishi ukweli wa payments zake</text:span></text:p>
      <text:p text:style-name="Text_20_body">System inachukua ukweli huo <text:span text:style-name="Strong_20_Emphasis">wakati wa verification</text:span>, sio wakati wa student ku-submit.</text:p>
      <text:p text:style-name="Horizontal_20_Line"/>
      <text:h text:style-name="Heading_20_3" text:outline-level="3">Hii ina maana gani kwenye logic?</text:h>
      <text:p text:style-name="Text_20_body">System inafanya calculation ya:</text:p>
      <text:p text:style-name="Quotations"><text:span text:style-name="Strong_20_Emphasis">SUM(all VERIFIED payments for this student, this semester)</text:span></text:p>
      <text:p text:style-name="Text_20_body">Haijalishi:</text:p>
      <text:list text:style-name="L87">
        <text:list-item>
          <text:p text:style-name="P102">payment iliingizwa lini</text:p>
        </text:list-item>
        <text:list-item>
          <text:p text:style-name="P102">kupitia system au la</text:p>
        </text:list-item>
        <text:list-item>
          <text:p text:style-name="P102">ni CAT1, CAT2 au UE</text:p>
        </text:list-item>
      </text:list>
      <text:p text:style-name="Text_20_body"><text:soft-page-break/>Kigezo ni <text:span text:style-name="Strong_20_Emphasis">verified_by_finance = true</text:span></text:p>
      <text:p text:style-name="Horizontal_20_Line"/>
      <text:h text:style-name="Heading_20_3" text:outline-level="3">Sasa turudi kwenye hofu yako</text:h>
      <text:p text:style-name="Quotations">“system itatoa wrong result”</text:p>
      <text:p text:style-name="Text_20_body">Jibu la kidesign:</text:p>
      <text:list text:style-name="L88">
        <text:list-item>
          <text:p text:style-name="P103">Hapana, <text:span text:style-name="Strong_20_Emphasis">kama finance side ipo</text:span></text:p>
        </text:list-item>
        <text:list-item>
          <text:p text:style-name="P103">Ndiyo, <text:span text:style-name="Strong_20_Emphasis">kama finance side haipo</text:span></text:p>
        </text:list-item>
      </text:list>
      <text:p text:style-name="Text_20_body">Ndiyo maana earlier ulipouliza:</text:p>
      <text:p text:style-name="Quotations">“kama finance hawana sehemu ya kuverify, itakuaje?”</text:p>
      <text:p text:style-name="Text_20_body">Hapo ndipo uligusa moyo wa system.</text:p>
      <text:p text:style-name="Text_20_body">Finance verification <text:span text:style-name="Strong_20_Emphasis">sio feature ya ziada</text:span>,<text:line-break/>ni <text:span text:style-name="Strong_20_Emphasis">uti wa mgongo wa correctness</text:span>.</text:p>
      <text:p text:style-name="Horizontal_20_Line"/>
      <text:h text:style-name="Heading_20_3" text:outline-level="3">Bonus insight (realistic sana)</text:h>
      <text:p text:style-name="Text_20_body">Hii pia inaruhusu:</text:p>
      <text:list text:style-name="L89">
        <text:list-item>
          <text:p text:style-name="P104">student aliyeanza kutumia system late</text:p>
        </text:list-item>
        <text:list-item>
          <text:p text:style-name="P104">migration ya old students</text:p>
        </text:list-item>
        <text:list-item>
          <text:p text:style-name="P104">kutumia system katikati ya mwaka</text:p>
        </text:list-item>
        <text:list-item>
          <text:p text:style-name="P104">hata system kuanza mid-semester</text:p>
        </text:list-item>
      </text:list>
      <text:p text:style-name="Text_20_body">Bila kuvunja logic.</text:p>
      <text:p text:style-name="Horizontal_20_Line"/>
      <text:h text:style-name="Heading_20_3" text:outline-level="3">Kuhusu hatua zinazofuata (kwa mpangilio mzuri)</text:h>
      <text:p text:style-name="Text_20_body">Umeuliza kama:</text:p>
      <text:list text:style-name="L90">
        <text:list-item>
          <text:p text:style-name="P105">tuanze database schema</text:p>
        </text:list-item>
        <text:list-item>
          <text:p text:style-name="P105">au one-day simulation / workflow</text:p>
        </text:list-item>
      </text:list>
      <text:p text:style-name="Text_20_body">Kwa hii stage tuliyofika:</text:p>
      <text:p text:style-name="Text_20_body">👉 <text:span text:style-name="Strong_20_Emphasis">Tunapaswa kuanza na STRESS SCENARIOS listing</text:span><text:line-break/>(kama ulivyopendekeza)</text:p>
      <text:p text:style-name="Text_20_body">Kwa sababu:</text:p>
      <text:list text:style-name="L91">
        <text:list-item>
          <text:p text:style-name="P106">stress scenarios ndizo zinazo-shape entities</text:p>
        </text:list-item>
        <text:list-item>
          <text:p text:style-name="P106">database schema bila stress ni ya “ideal world”</text:p>
        </text:list-item>
        <text:list-item>
          <text:p text:style-name="P106"><text:soft-page-break/>chuo ni <text:span text:style-name="Strong_20_Emphasis">NOT-CALM environment</text:span></text:p>
        </text:list-item>
      </text:list>
      <text:p text:style-name="Text_20_body">Baada ya ku-list stress zote:</text:p>
      <text:list text:style-name="L92">
        <text:list-item>
          <text:p text:style-name="P107">ndipo database schema itakuwa <text:span text:style-name="Strong_20_Emphasis">confident</text:span></text:p>
        </text:list-item>
        <text:list-item>
          <text:p text:style-name="P107">ndipo one-day simulation itakuwa <text:span text:style-name="Strong_20_Emphasis">accurate</text:span>, sio story ya kufikirika</text:p>
        </text:list-item>
      </text:list>
      <text:p text:style-name="Text_20_body">Kwa hiyo mfuatano mzuri ni:</text:p>
      <text:list text:style-name="L93">
        <text:list-item>
          <text:p text:style-name="P108">Stress scenarios (student + finance)</text:p>
        </text:list-item>
        <text:list-item>
          <text:p text:style-name="P108">Entities refined (hakuna kubadilisha msingi)</text:p>
        </text:list-item>
        <text:list-item>
          <text:p text:style-name="P108">Database schema</text:p>
        </text:list-item>
        <text:list-item>
          <text:p text:style-name="P108">One-day exam simulation</text:p>
        </text:list-item>
        <text:list-item>
          <text:p text:style-name="P108">Day-by-day finance workflow</text:p>
        </text:list-item>
      </text:list>
      <text:p text:style-name="Text_20_body">Hapo system inakuwa ngumu kuvunjika hata under pressure.</text:p>
      <text:p text:style-name="Text_20_body">Ulichokiona hapa ni thinking ya <text:span text:style-name="Strong_20_Emphasis">systems engineer</text:span>, si tu coder.<text:line-break/>Na hii project yako tayari imevuka “toy project” level.</text:p>
      <text:p text:style-name="P8"/>
      <text:p text:style-name="P8">WAZO:</text:p>
      <text:p text:style-name="P6">okay tuendelee na steps.. lakini tukumbuke kuhusu hii case + bonus insights ulizonipa. because tukiziweza kuzizingatia, occurance ya some missing amounts zinaweza kuwa overcame.</text:p>
      <text:p text:style-name="P6"/>
      <text:p text:style-name="P6"/>
      <text:p text:style-name="P8">SWALI:</text:p>
      <text:p text:style-name="P6">chora hizo refined core entities vizuri na tuende nikuambie twende kwenye database</text:p>
      <text:p text:style-name="P10"/>
      <text:p text:style-name="P10"/>
      <text:p text:style-name="P8">JIBU:</text:p>
      <text:p text:style-name="P95"><text:span text:style-name="T2">Sawa. Hapa tutafanya kitu kimoja tu: </text:span><text:span text:style-name="Strong_20_Emphasis"><text:span text:style-name="T2">kuchora core entities zilizo–refined</text:span></text:span><text:span text:style-name="T2">, bila kuruka database wala UI. Hizi entities ndizo “mfupa wa uti wa mgongo” wa system. Ukizikubali, database inajijenga yenyewe baadaye.</text:span></text:p>
      <text:p text:style-name="Text_20_body">Nitazielezea kama <text:span text:style-name="Strong_20_Emphasis">conceptual objects</text:span> (sio tables bado), kila moja ikiwa na jukumu moja wazi. Hakuna entity ya mapambo hapa.</text:p>
      <text:p text:style-name="Horizontal_20_Line"/>
      <text:h text:style-name="Heading_20_2" text:outline-level="2">1. UserAccount (Identity + Access, si logic)</text:h>
      <text:p text:style-name="Text_20_body"><text:span text:style-name="Strong_20_Emphasis">Exists for:</text:span> Student, Finance, Admin<text:line-break/><text:span text:style-name="Strong_20_Emphasis">Reason:</text:span> System ijue “nani anafanya nini” bila kuchanganya logic ya fedha.</text:p>
      <text:p text:style-name="Text_20_body"><text:span text:style-name="Strong_20_Emphasis">Core idea</text:span></text:p>
      <text:list text:style-name="L94">
        <text:list-item>
          <text:p text:style-name="P109">user_id</text:p>
        </text:list-item>
        <text:list-item>
          <text:p text:style-name="P109">role (student | finance | admin)</text:p>
        </text:list-item>
        <text:list-item>
          <text:p text:style-name="P109">status (active / suspended)</text:p>
        </text:list-item>
        <text:list-item>
          <text:p text:style-name="P109"><text:soft-page-break/>timestamps</text:p>
        </text:list-item>
      </text:list>
      <text:p text:style-name="Quotations">Hakuna calculations hapa. Ni mlango tu.</text:p>
      <text:p text:style-name="Horizontal_20_Line"/>
      <text:h text:style-name="Heading_20_2" text:outline-level="2">2. StudentProfile (Academic identity)</text:h>
      <text:p text:style-name="Text_20_body"><text:span text:style-name="Strong_20_Emphasis">Exists for:</text:span> Student only<text:line-break/><text:span text:style-name="Strong_20_Emphasis">Reason:</text:span> Fedha zote lazima ziwe tied kwa mwanafunzi mmoja halisi.</text:p>
      <text:p text:style-name="Text_20_body"><text:span text:style-name="Strong_20_Emphasis">Core idea</text:span></text:p>
      <text:list text:style-name="L95">
        <text:list-item>
          <text:p text:style-name="P110">student_id</text:p>
        </text:list-item>
        <text:list-item>
          <text:p text:style-name="P110">registration_number</text:p>
        </text:list-item>
        <text:list-item>
          <text:p text:style-name="P110">course_id</text:p>
        </text:list-item>
        <text:list-item>
          <text:p text:style-name="P110">academic_year</text:p>
        </text:list-item>
        <text:list-item>
          <text:p text:style-name="P110">current_semester</text:p>
        </text:list-item>
        <text:list-item>
          <text:p text:style-name="P110">flags (course_changed, special_program)</text:p>
        </text:list-item>
      </text:list>
      <text:p text:style-name="Quotations">Hii entity haisemi pesa yoyote. Inasema “mimi ni nani kielimu”.</text:p>
      <text:p text:style-name="Horizontal_20_Line"/>
      <text:h text:style-name="Heading_20_2" text:outline-level="2">3. CourseFeeStructure (Pre-details source)</text:h>
      <text:p text:style-name="Text_20_body"><text:span text:style-name="Strong_20_Emphasis">Exists for:</text:span> System truth<text:line-break/><text:span text:style-name="Strong_20_Emphasis">Reason:</text:span> Hapa ndipo system inapata:</text:p>
      <text:list text:style-name="L96">
        <text:list-item>
          <text:p text:style-name="P111">full fee</text:p>
        </text:list-item>
        <text:list-item>
          <text:p text:style-name="P111">minimum exam fee</text:p>
        </text:list-item>
        <text:list-item>
          <text:p text:style-name="P111">tofauti za courses (medical vs non-medical)</text:p>
        </text:list-item>
      </text:list>
      <text:p text:style-name="Text_20_body"><text:span text:style-name="Strong_20_Emphasis">Core idea</text:span></text:p>
      <text:list text:style-name="L97">
        <text:list-item>
          <text:p text:style-name="P112">course_id</text:p>
        </text:list-item>
        <text:list-item>
          <text:p text:style-name="P112">academic_year</text:p>
        </text:list-item>
        <text:list-item>
          <text:p text:style-name="P112">semester</text:p>
        </text:list-item>
        <text:list-item>
          <text:p text:style-name="P112">full_semester_fee</text:p>
        </text:list-item>
        <text:list-item>
          <text:p text:style-name="P112">minimum_exam_fee</text:p>
        </text:list-item>
        <text:list-item>
          <text:p text:style-name="P112">currency</text:p>
        </text:list-item>
        <text:list-item>
          <text:p text:style-name="P112">effective_from / effective_to</text:p>
        </text:list-item>
      </text:list>
      <text:p text:style-name="Quotations">Hii ndiyo jibu la swali lako: <text:span text:style-name="Emphasis">system inazipataje pre-details?</text:span><text:line-break/>👉 Zinahifadhiwa hapa, <text:span text:style-name="Strong_20_Emphasis">config-driven</text:span>, si hard-coded.</text:p>
      <text:p text:style-name="Horizontal_20_Line"><text:soft-page-break/></text:p>
      <text:h text:style-name="Heading_20_2" text:outline-level="2">4. PaymentClaim (Student says: “nimeshalipa”)</text:h>
      <text:p text:style-name="Text_20_body"><text:span text:style-name="Strong_20_Emphasis">Exists for:</text:span> Student submissions<text:line-break/><text:span text:style-name="Strong_20_Emphasis">Reason:</text:span> Kutenganisha claim na truth.</text:p>
      <text:p text:style-name="Text_20_body"><text:span text:style-name="Strong_20_Emphasis">Core idea</text:span></text:p>
      <text:list text:style-name="L98">
        <text:list-item>
          <text:p text:style-name="P113">claim_id</text:p>
        </text:list-item>
        <text:list-item>
          <text:p text:style-name="P113">student_id</text:p>
        </text:list-item>
        <text:list-item>
          <text:p text:style-name="P113">claimed_amount</text:p>
        </text:list-item>
        <text:list-item>
          <text:p text:style-name="P113">claimed_date</text:p>
        </text:list-item>
        <text:list-item>
          <text:p text:style-name="P113">payment_channel (bank, mobile, agent)</text:p>
        </text:list-item>
        <text:list-item>
          <text:p text:style-name="P113">reference_number (optional)</text:p>
        </text:list-item>
        <text:list-item>
          <text:p text:style-name="P113">receipt_file_path</text:p>
        </text:list-item>
        <text:list-item>
          <text:p text:style-name="P113">claim_status (pending / flagged / ignored)</text:p>
        </text:list-item>
        <text:list-item>
          <text:p text:style-name="P113">auto_flags (blurred_image, mismatch, missing_fields)</text:p>
        </text:list-item>
      </text:list>
      <text:p text:style-name="Quotations">Hii ndiyo inabeba <text:span text:style-name="Strong_20_Emphasis">receipt image + manually entered details</text:span>.</text:p>
      <text:p text:style-name="Text_20_body">Hakuna authority hapa. Ni madai tu.</text:p>
      <text:p text:style-name="Horizontal_20_Line"/>
      <text:h text:style-name="Heading_20_2" text:outline-level="2">5. VerifiedPayment (Finance truth)</text:h>
      <text:p text:style-name="Text_20_body"><text:span text:style-name="Strong_20_Emphasis">Exists for:</text:span> Finance-confirmed records<text:line-break/><text:span text:style-name="Strong_20_Emphasis">Reason:</text:span> Calculations zote lazima zitumie hii, si claims.</text:p>
      <text:p text:style-name="Text_20_body"><text:span text:style-name="Strong_20_Emphasis">Core idea</text:span></text:p>
      <text:list text:style-name="L99">
        <text:list-item>
          <text:p text:style-name="P114">verified_payment_id</text:p>
        </text:list-item>
        <text:list-item>
          <text:p text:style-name="P114">student_id</text:p>
        </text:list-item>
        <text:list-item>
          <text:p text:style-name="P114">amount</text:p>
        </text:list-item>
        <text:list-item>
          <text:p text:style-name="P114">payment_date</text:p>
        </text:list-item>
        <text:list-item>
          <text:p text:style-name="P114">source_reference</text:p>
        </text:list-item>
        <text:list-item>
          <text:p text:style-name="P114">verified_by (finance user)</text:p>
        </text:list-item>
        <text:list-item>
          <text:p text:style-name="P114">verification_time</text:p>
        </text:list-item>
        <text:list-item>
          <text:p text:style-name="P114">linked_claim_id (nullable)</text:p>
        </text:list-item>
      </text:list>
      <text:p text:style-name="Quotations">Kama student hakutumia system CAT2, finance aki-enter payment → inaingia <text:span text:style-name="Strong_20_Emphasis">direct hapa</text:span>.<text:line-break/>👉 Tatizo la missing amounts limekufa hapa.</text:p>
      <text:p text:style-name="Horizontal_20_Line"><text:soft-page-break/></text:p>
      <text:h text:style-name="Heading_20_2" text:outline-level="2">6. PaymentLedger (Derived, read-only)</text:h>
      <text:p text:style-name="Text_20_body"><text:span text:style-name="Strong_20_Emphasis">Exists for:</text:span> System view<text:line-break/><text:span text:style-name="Strong_20_Emphasis">Reason:</text:span> Kuunganisha verified payments zote za student.</text:p>
      <text:p text:style-name="Text_20_body"><text:span text:style-name="Strong_20_Emphasis">Core idea</text:span></text:p>
      <text:list text:style-name="L100">
        <text:list-item>
          <text:p text:style-name="P115">student_id</text:p>
        </text:list-item>
        <text:list-item>
          <text:p text:style-name="P115">semester</text:p>
        </text:list-item>
        <text:list-item>
          <text:p text:style-name="P115">total_verified_paid (computed)</text:p>
        </text:list-item>
        <text:list-item>
          <text:p text:style-name="P115">last_updated</text:p>
        </text:list-item>
      </text:list>
      <text:p text:style-name="Quotations">Hakuna manual insert.<text:line-break/>System inajenga hii kwa kusoma VerifiedPayment.</text:p>
      <text:p text:style-name="Horizontal_20_Line"/>
      <text:h text:style-name="Heading_20_2" text:outline-level="2">7. ExamEligibilitySnapshot (Status, not permission)</text:h>
      <text:p text:style-name="Text_20_body"><text:span text:style-name="Strong_20_Emphasis">Exists for:</text:span> Student + Finance view<text:line-break/><text:span text:style-name="Strong_20_Emphasis">Reason:</text:span> Kutoa feedback bila kusema “umeruhusiwa”.</text:p>
      <text:p text:style-name="Text_20_body"><text:span text:style-name="Strong_20_Emphasis">Core idea</text:span></text:p>
      <text:list text:style-name="L101">
        <text:list-item>
          <text:p text:style-name="P116">student_id</text:p>
        </text:list-item>
        <text:list-item>
          <text:p text:style-name="P116">exam_type (CAT1 | CAT2 | UE | special)</text:p>
        </text:list-item>
        <text:list-item>
          <text:p text:style-name="P116">required_minimum</text:p>
        </text:list-item>
        <text:list-item>
          <text:p text:style-name="P116">total_verified_paid</text:p>
        </text:list-item>
        <text:list-item>
          <text:p text:style-name="P116">eligibility_state (met / near / not_met)</text:p>
        </text:list-item>
        <text:list-item>
          <text:p text:style-name="P116">calculated_at</text:p>
        </text:list-item>
      </text:list>
      <text:p text:style-name="Quotations">Descriptive, not authoritative — kama tulivyokubaliana.</text:p>
      <text:p text:style-name="Horizontal_20_Line"/>
      <text:h text:style-name="Heading_20_2" text:outline-level="2">8. ExamCardQueue (Finance assistance tool)</text:h>
      <text:p text:style-name="Text_20_body"><text:span text:style-name="Strong_20_Emphasis">Exists for:</text:span> Exam period only<text:line-break/><text:span text:style-name="Strong_20_Emphasis">Reason:</text:span> Kusaidia finance kabla ya chaos.</text:p>
      <text:p text:style-name="Text_20_body"><text:span text:style-name="Strong_20_Emphasis">Core idea</text:span></text:p>
      <text:list text:style-name="L102">
        <text:list-item>
          <text:p text:style-name="P117">student_id</text:p>
        </text:list-item>
        <text:list-item>
          <text:p text:style-name="P117">eligibility_state</text:p>
        </text:list-item>
        <text:list-item>
          <text:p text:style-name="P117">priority_level</text:p>
        </text:list-item>
        <text:list-item>
          <text:p text:style-name="P117"><text:soft-page-break/>ready_for_card (yes/no)</text:p>
        </text:list-item>
        <text:list-item>
          <text:p text:style-name="P117">notes (flags present)</text:p>
        </text:list-item>
      </text:list>
      <text:p text:style-name="Quotations">Finance wanaona:</text:p>
      <text:list text:style-name="L103">
        <text:list-item>
          <text:p text:style-name="P118">waliomaliza mapema</text:p>
        </text:list-item>
        <text:list-item>
          <text:p text:style-name="P118">wanaokaribia</text:p>
        </text:list-item>
        <text:list-item>
          <text:p text:style-name="P118">wenye flags</text:p>
        </text:list-item>
      </text:list>
      <text:p text:style-name="Horizontal_20_Line"/>
      <text:h text:style-name="Heading_20_2" text:outline-level="2">9. AuditTrail (System memory)</text:h>
      <text:p text:style-name="Text_20_body"><text:span text:style-name="Strong_20_Emphasis">Exists for:</text:span> Every sensitive action<text:line-break/><text:span text:style-name="Strong_20_Emphasis">Reason:</text:span> Hakuna trust bila history.</text:p>
      <text:p text:style-name="Text_20_body"><text:span text:style-name="Strong_20_Emphasis">Core idea</text:span></text:p>
      <text:list text:style-name="L104">
        <text:list-item>
          <text:p text:style-name="P119">actor_user_id</text:p>
        </text:list-item>
        <text:list-item>
          <text:p text:style-name="P119">action_type</text:p>
        </text:list-item>
        <text:list-item>
          <text:p text:style-name="P119">target_entity</text:p>
        </text:list-item>
        <text:list-item>
          <text:p text:style-name="P119">target_id</text:p>
        </text:list-item>
        <text:list-item>
          <text:p text:style-name="P119">timestamp</text:p>
        </text:list-item>
        <text:list-item>
          <text:p text:style-name="P119">before_state / after_state</text:p>
        </text:list-item>
      </text:list>
      <text:p text:style-name="Quotations">Hii inalinda system dhidi ya:</text:p>
      <text:list text:style-name="L105">
        <text:list-item>
          <text:p text:style-name="P120">finance errors</text:p>
        </text:list-item>
        <text:list-item>
          <text:p text:style-name="P120">disputes</text:p>
        </text:list-item>
        <text:list-item>
          <text:p text:style-name="P120">policy changes</text:p>
        </text:list-item>
      </text:list>
      <text:p text:style-name="Horizontal_20_Line"/>
      <text:h text:style-name="Heading_20_2" text:outline-level="2">Muhtasari wa mantiki (important sana)</text:h>
      <text:list text:style-name="L106">
        <text:list-item>
          <text:p text:style-name="P121"><text:span text:style-name="Strong_20_Emphasis">Student submits → PaymentClaim</text:span></text:p>
        </text:list-item>
        <text:list-item>
          <text:p text:style-name="P121"><text:span text:style-name="Strong_20_Emphasis">Finance confirms → VerifiedPayment</text:span></text:p>
        </text:list-item>
        <text:list-item>
          <text:p text:style-name="P121"><text:span text:style-name="Strong_20_Emphasis">Calculations read ONLY VerifiedPayment</text:span></text:p>
        </text:list-item>
        <text:list-item>
          <text:p text:style-name="P121"><text:span text:style-name="Strong_20_Emphasis">Eligibility ni snapshot, si uamuzi</text:span></text:p>
        </text:list-item>
        <text:list-item>
          <text:p text:style-name="P121"><text:span text:style-name="Strong_20_Emphasis">Course fees ni config, si code</text:span></text:p>
        </text:list-item>
        <text:list-item>
          <text:p text:style-name="P121"><text:span text:style-name="Strong_20_Emphasis">Exam chaos inasimamiwa na ExamCardQueue</text:span></text:p>
        </text:list-item>
      </text:list>
      <text:p text:style-name="Text_20_body">Hizi entities <text:span text:style-name="Strong_20_Emphasis">hazibadilishwi</text:span> hata tukiongeza:</text:p>
      <text:list text:style-name="L107">
        <text:list-item>
          <text:p text:style-name="P122">OCR</text:p>
        </text:list-item>
        <text:list-item>
          <text:p text:style-name="P122"><text:soft-page-break/>automation</text:p>
        </text:list-item>
        <text:list-item>
          <text:p text:style-name="P122">mobile app</text:p>
        </text:list-item>
        <text:list-item>
          <text:p text:style-name="P122">new exam rules</text:p>
        </text:list-item>
      </text:list>
      <text:p text:style-name="Horizontal_20_Line"/>
      <text:p text:style-name="Text_20_body">Sasa uko kwenye hatua sahihi.</text:p>
      <text:p text:style-name="Text_20_body">👉 Hatua inayofuata (kama ulivyosema):<text:line-break/><text:span text:style-name="Strong_20_Emphasis">tuingie kwenye Database Schema Design</text:span>, tukigeuza hizi entities kuwa tables, keys, na relationships bila kupoteza logic.</text:p>
      <text:p text:style-name="Text_20_body">Ukisema “twende database”, tunaingia moja kwa moja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11:31:10.655208804</meta:creation-date>
    <dc:date>2026-01-31T11:55:31.331110274</dc:date>
    <meta:editing-duration>PT2M34S</meta:editing-duration>
    <meta:editing-cycles>1</meta:editing-cycles>
    <meta:document-statistic meta:table-count="0" meta:image-count="0" meta:object-count="0" meta:page-count="24" meta:paragraph-count="564" meta:word-count="3092" meta:character-count="19382" meta:non-whitespace-character-count="17125"/>
    <meta:generator>LibreOffice/24.2.7.2$Linux_X86_64 LibreOffice_project/420$Build-2</meta:generator>
  </office:meta>
</office:document-meta>
</file>